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uceneQueryHits.LuceneQueryHits( Hits hits ,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uceneQueryHits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QueryHits.skip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uceneQueryHits.nextScore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uceneQueryHits.id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